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930" officeooo:paragraph-rsid="001ea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>1)</text:p>
      <text:p text:style-name="P1">Stdin string que muestra la entrada de datos, (leo del teclado 0)</text:p>
      <text:p text:style-name="P1">fscanf (stdin….);</text:p>
      <text:p text:style-name="P1"/>
      <text:p text:style-name="P1">stdout string que se refiere a la pantalla </text:p>
      <text:p text:style-name="P1">fprintf (stdout….);</text:p>
      <text:p text:style-name="P1"/>
      <text:p text:style-name="P1">2) TCP, verifica que llegue toda la informacion correcta, por cada paquete esperaba una respuesta, si no llegaba, se retrasmitia el paquete. Espera a que un paquere tenga respuesta para mandar el otro.</text:p>
      <text:p text:style-name="P1">UDP, manda datos, no chequeo error, MANDA MANDA Y MANDA </text:p>
      <text:p text:style-name="P1"/>
      <text:p text:style-name="P1"/>
      <text:p text:style-name="P1">cliente: IP y puerto.</text:p>
      <text:p text:style-name="P1">Ip: en donde esta la computadora.</text:p>
      <text:p text:style-name="P1">Puerto: para saber que proceso es el que le manda la informacion.</text:p>
      <text:p text:style-name="P1"/>
      <text:p text:style-name="P1"/>
      <text:p text:style-name="P1">3)</text:p>
      <text:p text:style-name="P1">ver libreoffice de librer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02:23.675676111</meta:creation-date>
    <dc:date>2017-11-08T12:16:42.979070532</dc:date>
    <meta:editing-duration>PT14M19S</meta:editing-duration>
    <meta:editing-cycles>1</meta:editing-cycles>
    <meta:document-statistic meta:table-count="0" meta:image-count="0" meta:object-count="0" meta:page-count="1" meta:paragraph-count="13" meta:word-count="95" meta:character-count="554" meta:non-whitespace-character-count="468"/>
    <meta:generator>LibreOffice/5.1.6.2$Linux_X86_64 LibreOffice_project/10m0$Build-2</meta:generator>
  </office:meta>
</office:document-meta>
</file>